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outline1">
      <style:graphic-properties draw:auto-grow-height="true" fo:min-height="13.715cm"/>
    </style:style>
    <style:style style:name="pr5" style:family="presentation" style:parent-style-name="lyt-darkblue-notes">
      <style:graphic-properties draw:fill-color="#ffffff" fo:min-height="11.159cm"/>
    </style:style>
    <style:style style:name="pr6" style:family="presentation" style:parent-style-name="lyt-darkblue-subtitle">
      <style:graphic-properties draw:fill-color="#ffffff" fo:min-height="13.464cm"/>
    </style:style>
    <style:style style:name="pr7" style:family="presentation" style:parent-style-name="lyt-darkblue-outline1">
      <style:graphic-properties fo:min-height="13.464cm"/>
    </style:style>
    <style:style style:name="pr8" style:family="presentation" style:parent-style-name="lyt-darkblue-title">
      <style:graphic-properties fo:min-height="3.256cm"/>
    </style:style>
    <style:style style:name="P1" style:family="paragraph">
      <style:paragraph-properties fo:text-align="justify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pt" fo:country="BR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8pt" fo:font-weight="bold" style:font-size-asian="38pt" style:font-weight-asian="bold" style:font-size-complex="38pt" style:font-weight-complex="bold"/>
    </style:style>
    <style:style style:name="T10" style:family="text">
      <style:text-properties fo:language="none" fo:country="none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36pt" fo:language="en" fo:country="US" style:font-size-asian="36pt" style:font-size-complex="36pt"/>
    </style:style>
    <style:style style:name="T16" style:family="text">
      <style:text-properties fo:font-family="Tahoma" style:font-style-name="Normal" style:font-family-generic="swiss" style:font-family-asian="Tahoma" style:font-style-name-asian="Normal" style:font-family-generic-asian="swiss" style:font-family-complex="Tahoma" style:font-style-name-complex="Normal" style:font-family-generic-complex="swiss"/>
    </style:style>
    <style:style style:name="T17" style:family="text">
      <style:text-properties fo:font-family="Thorndale" style:font-style-name="Standard" style:font-family-generic="roman" style:font-pitch="variable" style:font-family-asian="Tahoma" style:font-style-name-asian="Normal" style:font-family-generic-asian="swiss" style:font-family-complex="Tahoma" style:font-style-name-complex="Normal" style:font-family-generic-complex="swiss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1cm" svg:height="3.507cm" svg:x="2.058cm" svg:y="6.684cm" presentation:class="title" presentation:user-transformed="true">
          <draw:text-box>
            <text:p>SMA5839 – Preparação Pedagógica</text:p>
          </draw:text-box>
        </draw:frame>
        <draw:frame presentation:style-name="pr2" draw:layer="layout" svg:width="24.368cm" svg:height="13.715cm" svg:x="2.058cm" svg:y="5.453cm" presentation:class="subtitle">
          <draw:text-box>
            <text:p>Plano de Aula </text:p>
            <text:p>SCC0207: Computadores e Sociedade I</text:p>
            <text:p><text:span text:style-name="T1">(Matheus Ricardo Uihara Zingarelli - 5377855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Objetivo da Disciplina</text:p>
          </draw:text-box>
        </draw:frame>
        <draw:frame presentation:style-name="pr4" draw:text-style-name="P1" draw:layer="layout" svg:width="25.368cm" svg:height="13.715cm" svg:x="2.132cm" svg:y="5.5cm" presentation:class="outline" presentation:user-transformed="true">
          <draw:text-box>
            <text:list text:style-name="L3">
              <text:list-item>
                <text:p text:style-name="P1"><text:span text:style-name="T2">Objetivo geral</text:span></text:p>
                <text:list>
                  <text:list-item>
                    <text:p text:style-name="P1"><text:span text:style-name="T3">Conscientizar</text:span><text:span text:style-name="T4"> os estudantes de alguns dos </text:span><text:span text:style-name="T5">problemas</text:span><text:span text:style-name="T4"> que surgem, para o </text:span><text:span text:style-name="T5">indivíduo</text:span><text:span text:style-name="T4"> e a </text:span><text:span text:style-name="T5">sociedade</text:span><text:span text:style-name="T4">, com a introdução dos </text:span><text:span text:style-name="T5">computadores</text:span><text:span text:style-name="T4"> digitais.</text:span></text:p>
                  </text:list-item>
                  <text:list-item>
                    <text:p text:style-name="P1"><text:span text:style-name="T4">Não é só ética</text:span></text:p>
                    <text:list>
                      <text:list-item>
                        <text:p text:style-name="P1"><text:span text:style-name="T6">Questões legais (espionagem, download, </text:span><text:span text:style-name="T7">cibercrimes</text:span><text:span text:style-name="T6">)</text:span></text:p>
                      </text:list-item>
                      <text:list-item>
                        <text:p text:style-name="P1"><text:span text:style-name="T6">RS e Sustentabilidade</text:span></text:p>
                      </text:list-item>
                      <text:list-item>
                        <text:p text:style-name="P1"><text:span text:style-name="T6">Saú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9">
        <draw:frame presentation:style-name="pr1" draw:layer="layout" svg:width="23.911cm" svg:height="3.507cm" svg:x="2.058cm" svg:y="0.784cm" presentation:class="title">
          <draw:text-box>
            <text:p>Demo de aula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4.942cm" svg:height="3.507cm" svg:x="2.058cm" svg:y="0.784cm" presentation:class="title" presentation:user-transformed="true">
          <draw:text-box>
            <text:p text:style-name="P2"><text:span text:style-name="T8">SCC0207 – Computadores e Sociedade I</text:span></text:p>
          </draw:text-box>
        </draw:frame>
        <draw:frame presentation:style-name="pr6" draw:layer="layout" svg:width="24.368cm" svg:height="13.464cm" svg:x="2.058cm" svg:y="5.578cm" presentation:class="subtitle">
          <draw:text-box>
            <text:p><text:span text:style-name="T9">Aula 6</text:span></text:p>
            <text:p><text:span text:style-name="T9"/></text:p>
            <text:p>Network Neutrality</text:p>
            <text:p>Saúde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Nos episódios anteriores...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<text:span text:style-name="T10">Documentário</text:span><text:span text:style-name="T11">: </text:span><text:span text:style-name="T12">Hackers Wanted: Can you hack it?</text:span><text:span text:style-name="T11"> (Sam Bozzo</text:span><text:span text:style-name="T11">)</text:span></text:p>
              </text:list-item>
              <text:list-item>
                <text:p>Questões legais</text:p>
              </text:list-item>
              <text:list-item>
                <text:p><text:span text:style-name="T10">Tarefa</text:span><text:span text:style-name="T11">: Neutralidade da rede ou internet pedagiada? (José Milagre)</text:span><text:span text:style-name="T12"> </text:span><text:span text:style-name="T13">(http://olhardigital.uol.com.br/blog_post/12228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1cm" svg:height="3.256cm" svg:x="2.058cm" svg:y="0.909cm" presentation:class="title" presentation:user-transformed="true">
          <draw:text-box>
            <text:p>Agenda de Hoje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Discussão sobre <text:span text:style-name="T12">Network</text:span><text:span text:style-name="T14"> </text:span><text:span text:style-name="T12">Neutrality</text:span></text:p>
              </text:list-item>
              <text:list-item>
                <text:p>Palestra: Doenças profissionais na área de Computação</text:p>
              </text:list-item>
              <text:list-item>
                <text:p>Tira-dúvidas sobre o projeto fina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8" draw:layer="layout" svg:width="23.911cm" svg:height="3.256cm" svg:x="2.058cm" svg:y="0.909cm" presentation:class="title" presentation:user-transformed="true">
          <draw:text-box>
            <text:p><text:span text:style-name="T11">Network Neutrality – O que é?</text:span>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Termo que define que o acesso à Internet deve ser igualitário, sem restrições ou bloqueios por parte das operadoras ou governo</text:p>
                <text:list>
                  <text:list-item>
                    <text:p>Bloqueio baseado em conteúdo</text:p>
                  </text:list-item>
                  <text:list-item>
                    <text:p>$$$</text:p>
                  </text:list-item>
                  <text:list-item>
                    <text:p>USA / Canad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1cm" svg:height="3.256cm" svg:x="2.058cm" svg:y="0.909cm" presentation:class="title" presentation:user-transformed="true">
          <draw:text-box>
            <text:p>Network Neutrality – Brasil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Questão preocupante</text:p>
                <text:list>
                  <text:list-item>
                    <text:p>Marco Civil Regulatório da Internet Brasileira</text:p>
                  </text:list-item>
                  <text:list-item>
                    <text:p>Provedores de acesso são portais de conteúdo</text:p>
                  </text:list-item>
                  <text:list-item>
                    <text:p>A neutralidade já não é respeitada (P2P, VoIP, Jogos, limite de tráfego mens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8" draw:text-style-name="P2" draw:layer="layout" svg:width="23.911cm" svg:height="3.256cm" svg:x="2.058cm" svg:y="0.909cm" presentation:class="title" presentation:user-transformed="true">
          <draw:text-box>
            <text:p text:style-name="P2"><text:span text:style-name="T15">Network Neutrality – Por que sim?</text:span>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Impedir um “Pedágio na Internet”</text:p>
              </text:list-item>
              <text:list-item>
                <text:p>A falta da neutralidade gera </text:p>
                <text:list>
                  <text:list-item>
                    <text:p>Segregação</text:p>
                  </text:list-item>
                  <text:list-item>
                    <text:p>Alienação</text:p>
                  </text:list-item>
                  <text:list-item>
                    <text:p>Atraso no conhecimento</text:p>
                  </text:list-item>
                </text:list>
              </text:list-item>
              <text:list-item>
                <text:p>Neutralidade <text:span text:style-name="T16">≠</text:span><text:span text:style-name="T17"> Libertinagem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8" draw:text-style-name="P2" draw:layer="layout" svg:width="23.911cm" svg:height="3.256cm" svg:x="2.058cm" svg:y="0.909cm" presentation:class="title">
          <draw:text-box>
            <text:p text:style-name="P2"><text:span text:style-name="T15">Network Neutrality – Por que não?</text:span></text:p>
          </draw:text-box>
        </draw:frame>
        <draw:frame presentation:style-name="pr7" draw:layer="layout" svg:width="24.368cm" svg:height="13.464cm" svg:x="2.058cm" svg:y="5.453cm" presentation:class="outline">
          <draw:text-box>
            <text:list text:style-name="L3">
              <text:list-item>
                <text:p>Destruiria modelos de negócio das operadoras</text:p>
                <text:list>
                  <text:list-item>
                    <text:p>Pacotes de banda larga, limite mensal de tráfego</text:p>
                  </text:list-item>
                </text:list>
              </text:list-item>
              <text:list-item>
                <text:p>Pouco lucro = menos investimentos em tecnologia e inovação</text:p>
              </text:list-item>
              <text:list-item>
                <text:p>Banda utilizada por sites famosos</text:p>
                <text:list>
                  <text:list-item>
                    <text:p>Youtube: 75 petabytes em 3meses (dados de 2007)<text:tab/></text:p>
                  </text:list-item>
                </text:list>
              </text:list-item>
              <text:list-item>
                <text:p>Avanço da pirataria e de sites ilegai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1cm" svg:height="3.256cm" svg:x="2.058cm" svg:y="0.909cm" presentation:class="title">
          <draw:text-box>
            <text:p>Network Neutrality - Referências</text:p>
          </draw:text-box>
        </draw:frame>
        <draw:frame presentation:style-name="pr7" draw:layer="layout" svg:width="24.368cm" svg:height="13.464cm" svg:x="2.058cm" svg:y="5.453cm" presentation:class="outline" presentation:user-transformed="true">
          <draw:text-box>
            <text:list text:style-name="L3">
              <text:list-item>
                <text:p>http://www.youtube.com/watch?v=l9jHOn0EW8U</text:p>
              </text:list-item>
              <text:list-item>
                <text:p>http://www.savetheinternet.com/</text:p>
              </text:list-item>
              <text:list-item>
                <text:p>http://www.publicknowledge.org/issues/network-neutrality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heus Ricardo Uihara Zingarelli</meta:initial-creator>
    <meta:creation-date>2010-11-21T11:10:04.84</meta:creation-date>
    <meta:editing-duration>PT02H12M22S</meta:editing-duration>
    <meta:editing-cycles>56</meta:editing-cycles>
    <dc:date>2010-11-21T13:22:40.56</dc:date>
    <dc:creator>Matheus Ricardo Uihara Zingarelli</dc:creator>
    <meta:generator>BrOffice.org/3.2$Win32 OpenOffice.org_project/320m18$Build-9502</meta:generator>
    <meta:printed-by>Matheus Ricardo Uihara Zingarelli</meta:printed-by>
    <meta:print-date>2010-11-21T11:34:25.75</meta:print-date>
    <meta:document-statistic meta:object-count="70"/>
  </office:meta>
</office:document-meta>
</file>